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8f3" officeooo:paragraph-rsid="000e88f3"/>
    </style:style>
    <style:style style:name="P2" style:family="paragraph" style:parent-style-name="Standard">
      <style:paragraph-properties fo:text-align="center" style:justify-single-word="false"/>
      <style:text-properties officeooo:rsid="000e88f3" officeooo:paragraph-rsid="000e88f3"/>
    </style:style>
    <style:style style:name="P3" style:family="paragraph" style:parent-style-name="Standard">
      <style:text-properties style:text-underline-style="solid" style:text-underline-width="auto" style:text-underline-color="font-color" officeooo:rsid="000e88f3" officeooo:paragraph-rsid="000e88f3"/>
    </style:style>
    <style:style style:name="P4" style:family="paragraph" style:parent-style-name="Standard">
      <style:text-properties style:text-underline-style="solid" style:text-underline-width="auto" style:text-underline-color="font-color" officeooo:rsid="0010819c" officeooo:paragraph-rsid="0010819c"/>
    </style:style>
    <style:style style:name="P5" style:family="paragraph" style:parent-style-name="Standard">
      <style:text-properties style:text-underline-style="solid" style:text-underline-width="auto" style:text-underline-color="font-color" officeooo:rsid="0012711c" officeooo:paragraph-rsid="0012711c"/>
    </style:style>
    <style:style style:name="P6" style:family="paragraph" style:parent-style-name="Standard">
      <style:text-properties style:text-underline-style="none" officeooo:rsid="000e88f3" officeooo:paragraph-rsid="000e88f3"/>
    </style:style>
    <style:style style:name="P7" style:family="paragraph" style:parent-style-name="Standard">
      <style:text-properties style:text-underline-style="none" officeooo:rsid="0010819c" officeooo:paragraph-rsid="0010819c"/>
    </style:style>
    <style:style style:name="P8" style:family="paragraph" style:parent-style-name="Standard">
      <style:text-properties style:text-underline-style="none" officeooo:rsid="0012711c" officeooo:paragraph-rsid="0012711c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0e88f3" officeooo:paragraph-rsid="000e88f3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bold" officeooo:rsid="0014a680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100867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10819c"/>
    </style:style>
    <style:style style:name="T6" style:family="text">
      <style:text-properties fo:font-variant="normal" fo:text-transform="none" fo:color="#222222" style:font-name="sans-serif" fo:font-size="10.5pt" fo:letter-spacing="normal" fo:font-style="normal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222222" style:font-name="sans-serif" fo:font-size="10.5pt" fo:letter-spacing="normal" fo:font-style="normal" style:text-underline-style="solid" style:text-underline-type="double" style:text-underline-width="auto" style:text-underline-color="font-color" fo:font-weight="bold" officeooo:rsid="0014a680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span text:style-name="T7">A program in MATLAB to impliment Plancks Black-Body Spectrum and Hence calculate energy emmited by the sun.</text:span></text:p>
      <text:p text:style-name="P9"><text:span text:style-name="T1"/></text:p>
      <text:p text:style-name="P1"><text:span text:style-name="T1"/></text:p>
      <text:p text:style-name="P1"><text:span text:style-name="T1"/></text:p>
      <text:p text:style-name="P1"><text:span text:style-name="T1">About </text:span><text:span text:style-name="T6">MATLAB </text:span><text:span text:style-name="T1">:</text:span></text:p>
      <text:p text:style-name="P1"><text:span text:style-name="T1"/></text:p>
      <text:p text:style-name="P1"><text:span text:style-name="T1">MATLAB</text:span><text:span text:style-name="T8"> </text:span><text:span text:style-name="T3">(</text:span><text:span text:style-name="T1">mat</text:span><text:span text:style-name="T3">rix </text:span><text:span text:style-name="T1">lab</text:span><text:span text:style-name="T3">oratory) is a </text:span><text:a xlink:type="simple" xlink:href="https://en.wikipedia.org/wiki/Multi-paradigm_programming_language" text:style-name="Internet_20_link" text:visited-style-name="Visited_20_Internet_20_Link"><text:span text:style-name="T9">multi-paradigm</text:span></text:a><text:span text:style-name="T8"> </text:span><text:a xlink:type="simple" xlink:href="https://en.wikipedia.org/wiki/Numerical_analysis" text:style-name="Internet_20_link" text:visited-style-name="Visited_20_Internet_20_Link"><text:span text:style-name="T9">numerical computing</text:span></text:a><text:span text:style-name="T8"> </text:span><text:span text:style-name="T3">environment. A </text:span><text:a xlink:type="simple" xlink:href="https://en.wikipedia.org/wiki/Proprietary_programming_language" text:style-name="Internet_20_link" text:visited-style-name="Visited_20_Internet_20_Link"><text:span text:style-name="T9">proprietary programming language</text:span></text:a><text:span text:style-name="T3">developed by </text:span><text:a xlink:type="simple" xlink:href="https://en.wikipedia.org/wiki/MathWorks" text:style-name="Internet_20_link" text:visited-style-name="Visited_20_Internet_20_Link"><text:span text:style-name="T9">MathWorks</text:span></text:a><text:span text:style-name="T3">, MATLAB allows </text:span><text:a xlink:type="simple" xlink:href="https://en.wikipedia.org/wiki/Matrix_(mathematics)" text:style-name="Internet_20_link" text:visited-style-name="Visited_20_Internet_20_Link"><text:span text:style-name="T9">matrix</text:span></text:a><text:span text:style-name="T8"> </text:span><text:span text:style-name="T3">manipulations, plotting of </text:span><text:a xlink:type="simple" xlink:href="https://en.wikipedia.org/wiki/Function_(mathematics)" text:style-name="Internet_20_link" text:visited-style-name="Visited_20_Internet_20_Link"><text:span text:style-name="T9">functions</text:span></text:a><text:span text:style-name="T8"> </text:span><text:span text:style-name="T3">and data, implementation of </text:span><text:a xlink:type="simple" xlink:href="https://en.wikipedia.org/wiki/Algorithm" text:style-name="Internet_20_link" text:visited-style-name="Visited_20_Internet_20_Link"><text:span text:style-name="T9">algorithms</text:span></text:a><text:span text:style-name="T3">, creation of </text:span><text:a xlink:type="simple" xlink:href="https://en.wikipedia.org/wiki/User_interface" text:style-name="Internet_20_link" text:visited-style-name="Visited_20_Internet_20_Link"><text:span text:style-name="T9">user interfaces</text:span></text:a><text:span text:style-name="T3">, and interfacing with programs written in other languages, including </text:span><text:a xlink:type="simple" xlink:href="https://en.wikipedia.org/wiki/C_(programming_language)" text:style-name="Internet_20_link" text:visited-style-name="Visited_20_Internet_20_Link"><text:span text:style-name="T9">C</text:span></text:a><text:span text:style-name="T3">, </text:span><text:a xlink:type="simple" xlink:href="https://en.wikipedia.org/wiki/C%2B%2B" text:style-name="Internet_20_link" text:visited-style-name="Visited_20_Internet_20_Link"><text:span text:style-name="T9">C++</text:span></text:a><text:span text:style-name="T3">, </text:span><text:a xlink:type="simple" xlink:href="https://en.wikipedia.org/wiki/C_Sharp_(programming_language)" text:style-name="Internet_20_link" text:visited-style-name="Visited_20_Internet_20_Link"><text:span text:style-name="T9">C#</text:span></text:a><text:span text:style-name="T3">, </text:span><text:a xlink:type="simple" xlink:href="https://en.wikipedia.org/wiki/Java_(programming_language)" text:style-name="Internet_20_link" text:visited-style-name="Visited_20_Internet_20_Link"><text:span text:style-name="T9">Java</text:span></text:a><text:span text:style-name="T3">, </text:span><text:a xlink:type="simple" xlink:href="https://en.wikipedia.org/wiki/Fortran" text:style-name="Internet_20_link" text:visited-style-name="Visited_20_Internet_20_Link"><text:span text:style-name="T9">Fortran</text:span></text:a><text:span text:style-name="T8"> </text:span><text:span text:style-name="T3">and </text:span><text:a xlink:type="simple" xlink:href="https://en.wikipedia.org/wiki/Python_(programming_language)" text:style-name="Internet_20_link" text:visited-style-name="Visited_20_Internet_20_Link"><text:span text:style-name="T9">Python</text:span></text:a><text:span text:style-name="T3">.</text:span></text:p>
      <text:p text:style-name="P1"><text:span text:style-name="T3"/></text:p>
      <text:p text:style-name="P3"><text:span text:style-name="T3">Aim</text:span></text:p>
      <text:p text:style-name="P3"><text:span text:style-name="T3"/></text:p>
      <text:p text:style-name="P6"><text:span text:style-name="T3"><text:tab/>To calculate the energy emmited by the sun in one second from planck’s theory of black body radiation using the graph of wavelength vs energy density.</text:span></text:p>
      <text:p text:style-name="P6"><text:span text:style-name="T3"/></text:p>
      <text:p text:style-name="P6"><text:span text:style-name="T3"/></text:p>
      <text:p text:style-name="P3"><text:span text:style-name="T3">Procedure</text:span></text:p>
      <text:p text:style-name="P3"><text:span text:style-name="T3"/></text:p>
      <text:p text:style-name="P6"><text:span text:style-name="T3"><text:tab/>A dataset <text:s/>of <text:s/>wavelength from 0nm to 20000nm in intervals of 10nm is generated.</text:span></text:p>
      <text:p text:style-name="P6"><text:span text:style-name="T3">This data is used to compute from energy density of all the values of lamda and a graph of </text:span></text:p>
      <text:p text:style-name="P6"><text:span text:style-name="T3">lamda vs energy-density is plotted.</text:span></text:p>
      <text:p text:style-name="P6"><text:span text:style-name="T3"><text:tab/>It can be observes that the maximum radiation from the sun is emmited in the wavelength of </text:span><text:span text:style-name="T4">500nm</text:span><text:span text:style-name="T5">.</text:span></text:p>
      <text:p text:style-name="P6"><text:span text:style-name="T5"/></text:p>
      <text:p text:style-name="P4"><text:span text:style-name="T3">Calculation</text:span></text:p>
      <text:p text:style-name="P4"><text:span text:style-name="T3"/></text:p>
      <text:p text:style-name="P7"><text:span text:style-name="T3"><text:tab/>We integrate to find the area under the curve using trapiziodal method( trapz() ).</text:span></text:p>
      <text:p text:style-name="P7"><text:span text:style-name="T3">The area under the curve represents the total energy density of the sun.Thus,the total energy can be obtained by multiplying Energy density with the volume of the sun.</text:span></text:p>
      <text:p text:style-name="P7"><text:span text:style-name="T3"/></text:p>
      <text:p text:style-name="P7"><text:span text:style-name="T3"/></text:p>
      <text:p text:style-name="P5"><text:span text:style-name="T3">Result</text:span></text:p>
      <text:p text:style-name="P8"><text:span text:style-name="T3"/></text:p>
      <text:p text:style-name="P8"><text:span text:style-name="T3"><text:tab/>The total energy emmited by the sun in one second is 3.842117e+26 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0:19:59.592861279</meta:creation-date>
    <dc:date>2018-02-15T20:47:25.023109552</dc:date>
    <meta:editing-duration>PT16M53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208" meta:character-count="1296" meta:non-whitespace-character-count="1094"/>
  </office:meta>
</office:document-meta>
</file>